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 style:list-style-name="L1">
      <style:text-properties style:font-name="Cambria" fo:language="ru" fo:country="RU"/>
    </style:style>
    <style:style style:name="P7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2"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Times New Roman2" style:font-weight-asian="bold" style:font-name-complex="Times New Roman2" style:font-weight-complex="bold"/>
    </style:style>
    <style:style style:name="T5" style:family="text">
      <style:text-properties fo:language="ru" fo:country="RU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211.png" xlink:type="simple" xlink:show="embed" xlink:actuate="onLoad"/></draw:frame></text:p>
          </table:table-cell>
          <table:table-cell table:style-name="Table1.B1" office:value-type="string">
            <text:h text:style-name="P3" text:outline-level="1">Гистограмма распределени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1">| скалярный<text:span text:style-name="T5"> </text:span>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211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Этот блок предназначен для построения плотности вероятности распределения сигнала (гистограммы).</text:p>
            <text:p text:style-name="P2"><text:span text:style-name="T3">Алгоритм расчёта</text:span> плотности вероятности следующий:</text:p>
            <text:list xml:id="list611702302338554211" text:style-name="L1">
              <text:list-item>
                <text:p text:style-name="P6"><text:span text:style-name="T6">Сначала вычисляется минимальное и максимальное значения случайного сигнала</text:span><text:span text:style-name="T6"><draw:frame draw:style-name="fr3" draw:name="Объект1" text:anchor-type="as-char" svg:width="2.598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6">.</text:span></text:p>
              </text:list-item>
              <text:list-item>
                <text:p text:style-name="P6"><text:span text:style-name="T6">Весь интервал</text:span><text:span text:style-name="T6"><draw:frame draw:style-name="fr3" draw:name="Объект2" text:anchor-type="as-char" svg:width="2.519cm" svg:height="0.68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разбивается на заданное число интервалов </text:span><text:span text:style-name="T4">m</text:span><text:span text:style-name="T6">, причём границы каждого интервала рассчитываются по формулам:<text:line-break/></text:span><text:span text:style-name="T6"><draw:frame draw:style-name="fr3" draw:name="Объект3" text:anchor-type="as-char" svg:width="4.949cm" svg:height="1.265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<text:line-break/>где L – левая граница i-го интервала; R – правая граница i-го интервала.<text:line-break/>Ширина интервала:<text:line-break/></text:span><text:span text:style-name="T6"><draw:frame draw:style-name="fr3" draw:name="Объект4" text:anchor-type="as-char" svg:width="3.418cm" svg:height="1.2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      </text:list-item>
              <text:list-item>
                <text:p text:style-name="P6"><text:span text:style-name="T6">Затем рассчитывается число попаданий величины в i-й интервал </text:span><text:span text:style-name="T9">Nᵢ</text:span><text:span text:style-name="T6">.</text:span></text:p>
              </text:list-item>
              <text:list-item>
                <text:p text:style-name="P6"><text:span text:style-name="T6">Плотность вероятности в i-м интервале оценивается по формуле:<text:line-break/></text:span><text:span text:style-name="T9">pᵢ = Nᵢ/(N·h)</text:span><text:span text:style-name="T6">, <text:line-break/>где </text:span><text:span text:style-name="T9">N</text:span><text:span text:style-name="T6"> – размер выборки.</text:span></text:p>
              </text:list-item>
            </text:list>
            <text:p text:style-name="P2">Блок имеет 1 <text:span text:style-name="T1">входной</text:span> порт и 2 <text:span text:style-name="T1">выходных</text:span> порта.</text:p>
            <text:p text:style-name="P2">Входной сигнал должен быть <text:span text:style-name="T3">скалярным</text:span>.</text:p>
            <text:p text:style-name="P2">Сигнал на 1-ом выходном порте – вектор середин интервалов гистограммы. </text:p>
            <text:p text:style-name="P2">Сигнал на 2-ом выходном порте – вектор значений гистограммы. </text:p>
            <text:p text:style-name="P2">Размерность выходов одинакова и соответствует свойству <text:span text:style-name="T1">Число интервалов</text:span>.</text:p>
            <text:p text:style-name="P2"><text:span text:style-name="T3">Свойства</text:span>:</text:p>
            <text:list xml:id="list5759552025897747116" text:style-name="L2">
              <text:list-item>
                <text:p text:style-name="P7">Размер серии – значение этого свойства <text:span text:style-name="T7">N</text:span> определяет размер серии в выборке.</text:p>
              </text:list-item>
              <text:list-item>
                <text:p text:style-name="P8"><text:span text:style-name="T8">Способ усреднения: </text:span><text:span text:style-name="T4">По всей выборке </text:span><text:span text:style-name="T6">- </text:span><text:span text:style-name="T2">плотность вероятности</text:span><text:span text:style-name="T6"> уточняется сразу же после получения очередного нового значения сигнала на </text:span><text:span text:style-name="T2">входе</text:span><text:span text:style-name="T6"> в блок,</text:span><text:span text:style-name="T4"> По сериям </text:span><text:span text:style-name="T6">- </text:span><text:span text:style-name="T2">плотность вероятности</text:span><text:span text:style-name="T6"> вычисляется по отдельным сериям, размера </text:span><text:span text:style-name="T8">N.</text:span></text:p>
              </text:list-item>
              <text:list-item>
                <text:p text:style-name="P8"><text:span text:style-name="T6">Период квантования, </text:span><text:span text:style-name="T8">c</text:span><text:span text:style-name="T6"> – значение этого свойства определяет длительность временного интервала между </text:span><text:span text:style-name="T2">двумя последовательными</text:span><text:span text:style-name="T6"> считываниями значений сигнала на входе блока. Если это свойство равно </text:span><text:span text:style-name="T4">0</text:span><text:span text:style-name="T6"> (нулю), то </text:span><text:soft-page-break/><text:span text:style-name="T6">считывание производится с периодом, </text:span><text:span text:style-name="T2">равным шагу интегрирования</text:span><text:span text:style-name="T6">.</text:span></text:p>
              </text:list-item>
              <text:list-item>
                <text:p text:style-name="P8"><text:span text:style-name="T6">Удаление линейного тренда (</text:span><text:span text:style-name="T4">Да</text:span><text:span text:style-name="T6"> или </text:span><text:span text:style-name="T4">Нет</text:span><text:span text:style-name="T6">) – если это свойство имеет значение </text:span><text:span text:style-name="T4">Да</text:span><text:span text:style-name="T6">, то из массива </text:span><text:span text:style-name="T2">накопленных</text:span><text:span text:style-name="T6"> значений входного сигнала предварительно вычитается линейный тренд.</text:span></text:p>
              </text:list-item>
              <text:list-item>
                <text:p text:style-name="P8"><text:span text:style-name="T8">Минимальное значение</text:span><text:span text:style-name="T6"> – значение этого свойства определяет положение </text:span><text:span text:style-name="T2">левой</text:span><text:span text:style-name="T6"> границы при построении гистограммы.</text:span></text:p>
              </text:list-item>
              <text:list-item>
                <text:p text:style-name="P8"><text:span text:style-name="T6">Максимальное значение – значение этого свойства определяет положение </text:span><text:span text:style-name="T2">правой</text:span><text:span text:style-name="T6"> границы при построении гистограммы.</text:span></text:p>
              </text:list-item>
              <text:list-item>
                <text:p text:style-name="P8"><text:span text:style-name="T6">Количество интервалов – значение этого свойства определяет количество </text:span><text:span text:style-name="T2">интервалов разбиения</text:span><text:span text:style-name="T6"> </text:span><text:span text:style-name="T4">m</text:span><text:span text:style-name="T6"> при построении графика плотности вероятности.</text:span></text:p>
              </text:list-item>
              <text:list-item>
                <text:p text:style-name="P8"><text:span text:style-name="T6">Способ установки границ интервала: </text:span><text:span text:style-name="T4">Автоматически</text:span><text:span text:style-name="T6"> - границы интервалов гистограммы вычисляются автоматически по первой серии, а далее границы интервалов не меняются. </text:span><text:span text:style-name="T4">Вручную</text:span><text:span text:style-name="T6"> - границы интервалов рассчитываются в соответствии со свойствами </text:span><text:span text:style-name="T2">Нижняя граница</text:span><text:span text:style-name="T6"> и </text:span><text:span text:style-name="T2">Верхняя граница</text:span><text:span text:style-name="T6">.</text:span></text:p>
              </text:list-item>
              <text:list-item>
                <text:p text:style-name="P8"><text:span text:style-name="T6">Выводимая величина (</text:span><text:span text:style-name="T4">Относительное число попаданий</text:span><text:span text:style-name="T6">, </text:span><text:span text:style-name="T4">Абсолютное число попаданий</text:span><text:span text:style-name="T6">, </text:span><text:span text:style-name="T4">Плотность вероятности абсолютная</text:span><text:span text:style-name="T6">, </text:span><text:span text:style-name="T4">Плотность вероятности относительная</text:span><text:span text:style-name="T6">) – наименование опций определяет тип рассчитываемой гистограммы.<text:line-break/>Если выбрана опция </text:span><text:span text:style-name="T4">Абсолютное число попаданий</text:span><text:span text:style-name="T6">, то выводится число значений </text:span><text:span text:style-name="T9">Nᵢ</text:span><text:span text:style-name="T6">, попавших в i-й интервал.<text:line-break/>Если выбрана опция </text:span><text:span text:style-name="T4">Относительное число попаданий</text:span><text:span text:style-name="T6">, то выводится отношение числа значений </text:span><text:span text:style-name="T9">Nᵢ</text:span><text:span text:style-name="T6">, попавших в i-й интервал, к размеру выборки </text:span><text:span text:style-name="T9">N</text:span><text:span text:style-name="T6">.<text:line-break/>Если выбрана опция </text:span><text:span text:style-name="T4">Плотность вероятности абсолютная</text:span><text:span text:style-name="T6">, то выводится значение эмпирической плотности вероятности </text:span><text:span text:style-name="T9">Nᵢ/(N·h)</text:span><text:span text:style-name="T6">, где h – ширина интервала гистограммы.<text:line-break/>Если выбрана опция </text:span><text:span text:style-name="T4">Плотность вероятности нормированная</text:span><text:span text:style-name="T6">, то из исходного сигнала вычитается среднее значение, на первом выходном порте – отношение координаты середины интервала к среднеквадратическому отклонению, а на втором выходном порте – произведение абсолютной плотности вероятности на среднеквадратическое отклонение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стограмма распределения</dc:title>
    <dc:date>2016-02-17T12:06:18.88</dc:date>
    <meta:generator>OpenOffice/4.1.1$Win32 OpenOffice.org_project/411m6$Build-9775</meta:generator>
    <meta:editing-duration>PT7H35M59S</meta:editing-duration>
    <meta:editing-cycles>185</meta:editing-cycles>
    <meta:document-statistic meta:table-count="1" meta:image-count="2" meta:object-count="4" meta:page-count="2" meta:paragraph-count="27" meta:word-count="434" meta:character-count="3272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x</mi>
        <mi mathvariant="italic">min</mi>
      </msub>
      <mi/>
      <mi>и</mi>
      <mi/>
      <msub>
        <mi>x</mi>
        <mi mathvariant="italic">max</mi>
      </msub>
    </mrow>
    <annotation encoding="StarMath 5.0">x_min ~ и ~ x_max</annotation>
  </semantics>
</math>
</file>

<file path=Object 2/content.xml><?xml version="1.0" encoding="utf-8"?>
<math xmlns="http://www.w3.org/1998/Math/MathML">
  <semantics>
    <mrow>
      <mfenced open="[" close="]">
        <mrow>
          <msub>
            <mi>x</mi>
            <mi mathvariant="italic">min</mi>
          </msub>
          <mi>,</mi>
          <mi/>
          <msub>
            <mi>x</mi>
            <mi mathvariant="italic">max</mi>
          </msub>
        </mrow>
      </mfenced>
    </mrow>
    <annotation encoding="StarMath 5.0">left [ x_min, ~ x_max right ]</annotation>
  </semantics>
</math>
</file>

<file path=Object 3/content.xml><?xml version="1.0" encoding="utf-8"?>
<math xmlns="http://www.w3.org/1998/Math/MathML">
  <semantics>
    <mtable>
      <mtr>
        <mtd>
          <mrow>
            <msub>
              <mi>L</mi>
              <mi>i</mi>
            </msub>
            <mrow>
              <mi/>
              <mo stretchy="false">=</mo>
              <mi/>
            </mrow>
            <msub>
              <mi>x</mi>
              <mi mathvariant="italic">min</mi>
            </msub>
            <mrow>
              <mi/>
              <mo stretchy="false">+</mo>
              <mi/>
            </mrow>
            <mrow>
              <mrow>
                <mo stretchy="false">(</mo>
                <mrow>
                  <mrow>
                    <mi>i</mi>
                    <mo stretchy="false">−</mo>
                    <mn>1</mn>
                  </mrow>
                </mrow>
                <mo stretchy="false">)</mo>
              </mrow>
              <mo stretchy="false">⋅</mo>
              <mi>h</mi>
            </mrow>
            <mi>,</mi>
          </mrow>
        </mtd>
      </mtr>
      <mtr>
        <mtd>
          <mrow>
            <msub>
              <mi>R</mi>
              <mi>i</mi>
            </msub>
            <mrow>
              <mi/>
              <mo stretchy="false">=</mo>
              <mi/>
            </mrow>
            <msub>
              <mi>x</mi>
              <mi mathvariant="italic">min</mi>
            </msub>
            <mrow>
              <mi/>
              <mo stretchy="false">+</mo>
              <mi/>
            </mrow>
            <mrow>
              <mi>i</mi>
              <mo stretchy="false">⋅</mo>
              <mi>h</mi>
            </mrow>
            <mi>,</mi>
          </mrow>
        </mtd>
      </mtr>
    </mtable>
    <annotation encoding="StarMath 5.0">alignl L_i ~=~ x_min ~+~ (i-1) cdot h ,
newline
alignl R_i ~=~ x_min ~+~~ i cdot h,</annotation>
  </semantics>
</math>
</file>

<file path=Object 4/content.xml><?xml version="1.0" encoding="utf-8"?>
<math xmlns="http://www.w3.org/1998/Math/MathML">
  <semantics>
    <mrow>
      <mi>h</mi>
      <mrow>
        <mi/>
        <mo stretchy="false">=</mo>
        <mi/>
      </mrow>
      <mfrac>
        <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row>
        <mrow>
          <mi>N</mi>
        </mrow>
      </mfrac>
    </mrow>
    <annotation encoding="StarMath 5.0">h ~=~ {x_max - x_min} over {N} </annotation>
  </semantics>
</math>
</file>